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9C40000021ED573BB15B437AE5A.png" manifest:media-type="image/png"/>
  <manifest:file-entry manifest:full-path="Pictures/10000201000009C40000021E8FBD2DC00536B1D1.png" manifest:media-type="image/png"/>
  <manifest:file-entry manifest:full-path="Pictures/10000201000000640000005B83FD351E7822DF2B.png" manifest:media-type="image/png"/>
  <manifest:file-entry manifest:full-path="Pictures/1000020100000450000001C640C99CF125D10C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10 Pitch" svg:font-family="'Courier 10 Pitch'"/>
    <style:font-face style:name="Arial3" svg:font-family="Arial" style:font-family-generic="swiss"/>
    <style:font-face style:name="Liberation Sans2" svg:font-family="'Liberation Sans'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DemiLight" svg:font-family="'Noto Sans CJK JP DemiLight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cm" fo:padding-bottom="0.254cm" fo:padding-left="0cm" fo:padding-right="0cm" fo:wrap-option="wrap"/>
    </style:style>
    <style:style style:name="pr2" style:family="presentation" style:parent-style-name="Cover_20_titl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cm" fo:padding-right="0cm" fo:wrap-option="wrap"/>
    </style:style>
    <style:style style:name="pr3" style:family="presentation" style:parent-style-name="Cover_20_title-notes">
      <style:graphic-properties draw:stroke="none" svg:stroke-width="0cm" draw:fill="none" draw:fill-color="#ffffff" draw:textarea-vertical-align="top" draw:auto-grow-height="false" draw:fit-to-size="false" fo:min-height="11.545cm" fo:padding-top="0.254cm" fo:padding-bottom="0.254cm" fo:padding-left="0.254cm" fo:padding-right="0.254cm" fo:wrap-option="wrap"/>
    </style:style>
    <style:style style:name="pr4" style:family="presentation" style:parent-style-name="Standard_20_slide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5" style:family="presentation" style:parent-style-name="Standard_20_slide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6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7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8" style:family="presentation" style:parent-style-name="Standard_20_slide-title">
      <style:graphic-properties fo:min-height="2.588cm"/>
    </style:style>
    <style:style style:name="pr9" style:family="presentation" style:parent-style-name="Standard_20_slide-subtitle">
      <style:graphic-properties draw:fill-color="#ffffff" fo:min-height="8.801cm"/>
    </style:style>
    <style:style style:name="pr10" style:family="presentation" style:parent-style-name="Standard_20_slide-notes">
      <style:graphic-properties draw:fill-color="#ffffff" fo:min-height="11.544cm"/>
    </style:style>
    <style:style style:name="pr11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2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3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4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5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6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7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8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9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0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1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2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3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4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5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6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7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8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9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0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1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2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3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4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5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6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7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8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9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0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1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2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3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4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5" style:family="presentation" style:parent-style-name="Standard_20_slide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6" style:family="presentation" style:parent-style-name="Standard_20_slide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co1" style:family="table-column">
      <style:table-column-properties style:column-width="11.111cm" style:use-optimal-column-width="false"/>
    </style:style>
    <style:style style:name="co2" style:family="table-column">
      <style:table-column-properties style:column-width="3.55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fill-color="#e6e6e6" draw:textarea-vertical-align="middle"/>
      <style:paragraph-properties fo:text-align="start" fo:border="0.03pt solid #ffffff"/>
      <style:text-properties fo:font-size="36pt" style:font-size-asian="36pt" style:font-size-complex="36pt"/>
    </style:style>
    <style:style style:name="ce2" style:family="table-cell">
      <loext:graphic-properties draw:textarea-vertical-align="middle"/>
      <style:paragraph-properties fo:text-align="start" fo:border-left="0.03pt solid #ffffff" fo:border-right="0.03pt solid #ffffff" fo:border-top="none" fo:border-bottom="0.03pt solid #ffffff"/>
      <style:text-properties fo:font-size="36pt" style:font-size-asian="36pt" style:font-size-complex="36pt"/>
    </style:style>
    <style:style style:name="ce3" style:family="table-cell">
      <loext:graphic-properties draw:textarea-vertical-align="middle"/>
      <style:paragraph-properties fo:text-align="start"/>
      <style:text-properties fo:font-size="36pt" style:font-size-asian="36pt" style:font-size-complex="36pt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.318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Liberation Sans3" fo:font-size="14pt"/>
    </style:style>
    <style:style style:name="P16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3f3f3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" style:family="text">
      <style:text-properties fo:font-variant="normal" fo:text-transform="none" fo:color="#3f3f3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fo:color="#3f3f3f" style:text-line-through-style="none" style:text-line-through-type="none" style:text-position="0% 100%" style:font-name="Courier 10 Pitch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3f3f3f" style:text-line-through-style="none" style:text-line-through-type="none" style:text-position="0% 100%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3f3f3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9" style:family="text">
      <style:text-properties fo:font-variant="normal" fo:text-transform="none" fo:color="#3f3f3f" style:text-line-through-style="none" style:text-line-through-type="none" style:text-position="0% 100%" style:font-name="Liberation Sans3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fo:font-family="StarSymbol" style:font-charset="x-symbol" fo:color="#3f3f3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eing an Open-Source Maintainer" draw:style-name="dp1" draw:master-page-name="Cover_20_title" presentation:presentation-page-layout-name="AL1T0">
        <office:forms form:automatic-focus="false" form:apply-design-mode="false"/>
        <draw:frame draw:name="Shape 62" presentation:style-name="pr1" draw:text-style-name="P2" draw:layer="layout" svg:width="22.863cm" svg:height="4.148cm" svg:x="1.319cm" svg:y="1.855cm" presentation:class="title" presentation:user-transformed="true">
          <draw:text-box>
            <text:p text:style-name="P1"><text:span text:style-name="T1">Maintainers </text:span><text:span text:style-name="T1">Don't Scale</text:span></text:p>
          </draw:text-box>
        </draw:frame>
        <draw:frame draw:name="Shape 63" presentation:style-name="pr2" draw:text-style-name="P3" draw:layer="layout" svg:width="16.46cm" svg:height="4.396cm" svg:x="7.721cm" svg:y="6.004cm" presentation:class="outline" presentation:user-transformed="true">
          <draw:text-box>
            <text:p text:style-name="P1"><text:span text:style-name="T2">LCA 2017, Hobart</text:span></text:p>
            <text:p text:style-name="P1"><text:span text:style-name="T2">Daniel Vetter</text:span></text:p>
            <text:p text:style-name="P1"><text:span text:style-name="T2">@danvet</text:span></text:p>
          </draw:text-box>
        </draw:frame>
        <presentation:notes draw:style-name="dp2">
          <office:forms form:automatic-focus="false" form:apply-design-mode="false"/>
          <draw:frame draw:name="Shape 65" presentation:style-name="pr3" draw:text-style-name="P4" draw:layer="layout" svg:width="15.578cm" svg:height="11.544cm" svg:x="1.947cm" svg:y="12.186cm" presentation:class="notes" presentation:placeholder="true" presentation:user-transformed="true">
            <draw:text-box/>
          </draw:frame>
          <draw:page-thumbnail draw:name="Shape 66" draw:style-name="gr1" draw:layer="layout" svg:width="17.109cm" svg:height="9.621cm" svg:x="1.182cm" svg:y="1.923cm" draw:page-number="1" presentation:class="page"/>
        </presentation:notes>
      </draw:page>
      <draw:page draw:name="page2" draw:style-name="dp1" draw:master-page-name="Standard_20_slide">
        <office:forms form:automatic-focus="false" form:apply-design-mode="false"/>
        <draw:frame draw:name="Shape 68" presentation:style-name="pr4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Not About Burnout</text:span></text:p>
          </draw:text-box>
        </draw:frame>
        <draw:frame draw:name="Shape 69" presentation:style-name="pr5" draw:text-style-name="P6" draw:layer="layout" svg:width="22.859cm" svg:height="8.801cm" svg:x="1.27cm" svg:y="3.563cm" presentation:class="outline" presentation:user-transformed="true">
          <draw:text-box>
            <text:list text:style-name="L3">
              <text:list-item>
                <text:p text:style-name="P7"><text:span text:style-name="T4">Cult of Busy</text:span></text:p>
              </text:list-item>
              <text:list-item>
                <text:p text:style-name="P7"><text:span text:style-name="T4">known the progression </text:span><text:span text:style-name="T4">and early signs</text:span></text:p>
              </text:list-item>
              <text:list-item>
                <text:p text:style-name="P7"><text:span text:style-name="T4">Jacob Kaplan-Moss: </text:span><text:span text:style-name="T4">„What part of „... for life“ </text:span><text:span text:style-name="T4">don't you understand?“</text:span></text:p>
                <text:p text:style-name="P7"><text:span text:style-name="T4"/></text:p>
              </text:list-item>
            </text:list>
            <text:p text:style-name="P8"><text:span text:style-name="T4"/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2" presentation:class="page"/>
          <draw:frame draw:name="Shape 72" presentation:style-name="pr6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Standard_20_slide" presentation:presentation-page-layout-name="AL1T0">
        <office:forms form:automatic-focus="false" form:apply-design-mode="false"/>
        <draw:frame presentation:style-name="pr8" draw:layer="layout" svg:width="22.859cm" svg:height="2.588cm" svg:x="1.27cm" svg:y="0.542cm" presentation:class="title" presentation:placeholder="true">
          <draw:text-box/>
        </draw:frame>
        <draw:frame presentation:style-name="pr9" draw:text-style-name="P12" draw:layer="layout" svg:width="22.859cm" svg:height="8.801cm" svg:x="1.27cm" svg:y="3.56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102cm" svg:height="9.62cm" svg:x="1.185cm" svg:y="1.949cm" draw:page-number="3" presentation:class="page"/>
          <draw:frame presentation:style-name="pr10" draw:text-style-name="P12" draw:layer="layout" svg:width="15.577cm" svg:height="11.544cm" svg:x="1.947cm" svg:y="12.186cm" presentation:class="notes" presentation:placeholder="true">
            <draw:text-box/>
          </draw:frame>
        </presentation:notes>
      </draw:page>
      <draw:page draw:name="page4" draw:style-name="dp1" draw:master-page-name="Standard_20_slide" presentation:presentation-page-layout-name="AL2T1">
        <office:forms form:automatic-focus="false" form:apply-design-mode="false"/>
        <draw:frame draw:name="Shape 68" presentation:style-name="pr4" draw:text-style-name="P6" draw:layer="layout" svg:width="22.859cm" svg:height="2.588cm" svg:x="1.27cm" svg:y="0.542cm" presentation:class="title">
          <draw:text-box>
            <text:p text:style-name="P5"><text:span text:style-name="T3">Kernel Merge </text:span><text:span text:style-name="T3">Process</text:span></text:p>
          </draw:text-box>
        </draw:frame>
        <draw:frame draw:name="Shape 69" presentation:style-name="pr5" draw:text-style-name="P6" draw:layer="layout" svg:width="22.859cm" svg:height="8.801cm" svg:x="1.27cm" svg:y="3.563cm" presentation:class="outline">
          <draw:text-box>
            <text:list text:style-name="L1">
              <text:list-item>
                <text:p text:style-name="P7"><text:span text:style-name="T6">git send-email + git </text:span><text:span text:style-name="T6">apply-mbox</text:span></text:p>
              </text:list-item>
              <text:list-item>
                <text:p text:style-name="P7"><text:span text:style-name="T4">80% of patches applied by </text:span><text:span text:style-name="T4">maintainers</text:span></text:p>
              </text:list-item>
              <text:list-item>
                <text:p text:style-name="P7"><text:span text:style-name="T4">remaining 20% directly </text:span><text:span text:style-name="T4">applied</text:span></text:p>
              </text:list-item>
              <text:list-item>
                <text:p text:style-name="P7"><text:span text:style-name="T4">pull requests up the </text:span><text:span text:style-name="T4">hierarchy</text:span></text:p>
                <text:p text:style-name="P7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4" presentation:class="page"/>
          <draw:frame draw:name="Shape 72" presentation:style-name="pr11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12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Standard_20_slide">
        <office:forms form:automatic-focus="false" form:apply-design-mode="false"/>
        <draw:frame draw:name="Shape 68" presentation:style-name="pr4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New Model</text:span></text:p>
          </draw:text-box>
        </draw:frame>
        <draw:frame draw:name="Shape 69" presentation:style-name="pr5" draw:text-style-name="P6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7"><text:span text:style-name="T4">all regular contributors </text:span><text:span text:style-name="T4">have commit rights</text:span></text:p>
              </text:list-item>
              <text:list-item>
                <text:p text:style-name="P7"><text:span text:style-name="T4">group of maintainers for </text:span><text:span text:style-name="T4">coordination</text:span></text:p>
              </text:list-item>
              <text:list-item>
                <text:p text:style-name="P7"><text:span text:style-name="T4">Emily Dunham „Life is </text:span><text:span text:style-name="T4">better with Rust's </text:span><text:span text:style-name="T4">community automation“</text:span></text:p>
                <text:p text:style-name="P7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5" presentation:class="page"/>
          <draw:frame draw:name="Shape 72" presentation:style-name="pr13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14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Standard_20_slide">
        <office:forms form:automatic-focus="false" form:apply-design-mode="false"/>
        <draw:frame draw:name="Shape 68" presentation:style-name="pr4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Before the Rant, </text:span><text:span text:style-name="T3">Some Good Stuff</text:span></text:p>
          </draw:text-box>
        </draw:frame>
        <draw:frame draw:name="Shape 69" presentation:style-name="pr5" draw:text-style-name="P6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7"><text:span text:style-name="T7">git</text:span></text:p>
              </text:list-item>
              <text:list-item>
                <text:p text:style-name="P7"><text:span text:style-name="T4">commit messages</text:span></text:p>
              </text:list-item>
              <text:list-item>
                <text:p text:style-name="P7"><text:span text:style-name="T4">bisecting</text:span></text:p>
                <text:p text:style-name="P7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6" presentation:class="page"/>
          <draw:frame draw:name="Shape 72" presentation:style-name="pr15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16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boutique </text:span><text:span text:style-name="T8">trees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7" presentation:class="page"/>
          <draw:frame draw:name="Shape 72" presentation:style-name="pr17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18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1.259cm" svg:height="2.587cm" svg:x="1.341cm" svg:y="4.4cm" presentation:class="title" presentation:user-transformed="true">
          <draw:text-box>
            <text:p text:style-name="P13"><text:span text:style-name="T8">… </text:span><text:span text:style-name="T8">and bus </text:span><text:span text:style-name="T8">factors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8" presentation:class="page"/>
          <draw:frame draw:name="Shape 72" presentation:style-name="pr19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0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checks and </text:span><text:span text:style-name="T8">balances</text:span><text:span text:style-name="T8"><text:line-break/></text:span><text:span text:style-name="T3">(lack thereof)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9" presentation:class="page"/>
          <draw:frame draw:name="Shape 72" presentation:style-name="pr21" draw:text-style-name="P9" draw:layer="layout" svg:width="15.577cm" svg:height="11.544cm" svg:x="1.947cm" svg:y="12.186cm" presentation:class="notes" presentation:user-transformed="true">
            <draw:text-box>
              <text:list text:style-name="L1">
                <text:list-item>
                  <text:p text:style-name="P5"><text:span text:style-name="T5">Interested parties</text:span></text:p>
                </text:list-item>
              </text:list>
            </draw:text-box>
          </draw:frame>
          <draw:frame draw:name="Shape 73" presentation:style-name="pr22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Standard_20_slide">
        <office:forms form:automatic-focus="false" form:apply-design-mode="false"/>
        <draw:frame draw:name="Shape 68" presentation:style-name="pr4" draw:text-style-name="P15" draw:layer="layout" svg:width="22.859cm" svg:height="2.587cm" svg:x="1.27cm" svg:y="0.542cm" presentation:class="title" presentation:user-transformed="true">
          <draw:text-box>
            <text:p text:style-name="P5"><text:span text:style-name="T9">Peer-Reviewed </text:span><text:span text:style-name="T9">Maintainer's </text:span><text:span text:style-name="T9">Patches</text:span></text:p>
          </draw:text-box>
        </draw:frame>
        <draw:frame draw:style-name="standard" draw:layer="layout" svg:width="14.663cm" svg:height="7.998cm" svg:x="4.494cm" svg:y="3.0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0">Intel GFX</text:span></text:p>
              </table:table-cell>
              <table:table-cell>
                <text:p text:style-name="P16"><text:span text:style-name="T10">97%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10">graphics core</text:span></text:p>
              </table:table-cell>
              <table:table-cell>
                <text:p text:style-name="P16"><text:span text:style-name="T10">95%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10">GFX overall</text:span></text:p>
              </table:table-cell>
              <table:table-cell>
                <text:p text:style-name="P16"><text:span text:style-name="T10">75%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10">everything else</text:span></text:p>
              </table:table-cell>
              <table:table-cell>
                <text:p text:style-name="P16"><text:span text:style-name="T10">25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10" presentation:class="page"/>
          <draw:frame draw:name="Shape 72" presentation:style-name="pr23" draw:text-style-name="P9" draw:layer="layout" svg:width="15.577cm" svg:height="11.544cm" svg:x="1.947cm" svg:y="12.186cm" presentation:class="notes" presentation:user-transformed="true">
            <draw:text-box>
              <text:list text:style-name="L1">
                <text:list-item>
                  <text:p text:style-name="P5"><text:span text:style-name="T5">XFS is using committer model, all reviewed!</text:span></text:p>
                </text:list-item>
                <text:list-item>
                  <text:p text:style-name="P5"><text:span text:style-name="T5">even mm/ kernel/ only 30%</text:span></text:p>
                </text:list-item>
              </text:list>
            </draw:text-box>
          </draw:frame>
          <draw:frame draw:name="Shape 73" presentation:style-name="pr24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no </text:span><text:span text:style-name="T8">anynomous </text:span><text:span text:style-name="T8">feedback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11" presentation:class="page"/>
          <draw:frame draw:name="Shape 72" presentation:style-name="pr25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6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Code of </text:span><text:span text:style-name="T8">Conflict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12" presentation:class="page"/>
          <draw:frame draw:name="Shape 72" presentation:style-name="pr27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8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revolutions</text:span><text:span text:style-name="T8"><text:line-break/></text:span><text:span text:style-name="T3">(not so pretty)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13" presentation:class="page"/>
          <draw:frame draw:name="Shape 72" presentation:style-name="pr29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0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mesh vs. </text:span><text:span text:style-name="T8">hierarchy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14" presentation:class="page"/>
          <draw:frame draw:name="Shape 72" presentation:style-name="pr31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better collabartion</text:span></text:p>
              <text:p text:style-name="P5"><text:span text:style-name="T5"/></text:p>
              <text:p text:style-name="P5"><text:span text:style-name="T5">information sharing</text:span></text:p>
              <text:p text:style-name="P5"><text:span text:style-name="T5"/></text:p>
              <text:p text:style-name="P5"><text:span text:style-name="T5">maintainer review and other arrogance</text:span></text:p>
            </draw:text-box>
          </draw:frame>
          <draw:frame draw:name="Shape 73" presentation:style-name="pr32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downsides of </text:span><text:span text:style-name="T8">fixed roles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15" presentation:class="page"/>
          <draw:frame draw:name="Shape 72" presentation:style-name="pr33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formatio sharing</text:span></text:p>
              <text:p text:style-name="P5"><text:span text:style-name="T5"/></text:p>
              <text:p text:style-name="P5"><text:span text:style-name="T5">stuck people</text:span></text:p>
              <text:p text:style-name="P5"><text:span text:style-name="T5"/></text:p>
              <text:p text:style-name="P5"><text:span text:style-name="T5">no growth/mentoring</text:span></text:p>
            </draw:text-box>
          </draw:frame>
          <draw:frame draw:name="Shape 73" presentation:style-name="pr34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a maintainer's </text:span><text:span text:style-name="T8">manifest</text:span><text:span text:style-name="T8"><text:line-break/></text:span><text:span text:style-name="T3">(towards)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16" presentation:class="page"/>
          <draw:frame draw:name="Shape 72" presentation:style-name="pr35" draw:text-style-name="P9" draw:layer="layout" svg:width="15.577cm" svg:height="11.544cm" svg:x="1.947cm" svg:y="12.186cm" presentation:class="notes" presentation:placeholder="true" presentation:user-transformed="true">
            <draw:text-box/>
          </draw:frame>
          <draw:frame draw:name="Shape 73" presentation:style-name="pr36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it's about the </text:span><text:span text:style-name="T8">people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17" presentation:class="page"/>
          <draw:frame draw:name="Shape 72" presentation:style-name="pr37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leading people, not code</text:span></text:p>
              <text:p text:style-name="P5"><text:span text:style-name="T5"/></text:p>
              <text:p text:style-name="P5"><text:span text:style-name="T5">recognizing people</text:span></text:p>
              <text:p text:style-name="P5"><text:span text:style-name="T5"/></text:p>
              <text:p text:style-name="P5"><text:span text:style-name="T5">trusting them enough to be able to grow</text:span></text:p>
              <text:p text:style-name="P5"><text:span text:style-name="T5"/></text:p>
              <text:p text:style-name="P5"><text:span text:style-name="T5">car keys and git revert as insurance</text:span></text:p>
            </draw:text-box>
          </draw:frame>
          <draw:frame draw:name="Shape 73" presentation:style-name="pr38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recognize </text:span><text:span text:style-name="T8">your power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18" presentation:class="page"/>
          <draw:frame draw:name="Shape 72" presentation:style-name="pr39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passive-aggressive weakness is harmful</text:span></text:p>
              <text:p text:style-name="P5"><text:span text:style-name="T5"/></text:p>
              <text:p text:style-name="P5"><text:span text:style-name="T5">share it</text:span></text:p>
              <text:p text:style-name="P5"><text:span text:style-name="T5"/></text:p>
              <text:p text:style-name="P5"><text:span text:style-name="T5">at least group maintaiers, better access rights for everyone</text:span></text:p>
              <text:p text:style-name="P5"><text:span text:style-name="T5"/></text:p>
              <text:p text:style-name="P5"><text:span text:style-name="T5">don't hide people problems behind „technical discussions“</text:span></text:p>
            </draw:text-box>
          </draw:frame>
          <draw:frame draw:name="Shape 73" presentation:style-name="pr40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accept your </text:span><text:span text:style-name="T8">limits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19" presentation:class="page"/>
          <draw:frame draw:name="Shape 72" presentation:style-name="pr41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role changes</text:span></text:p>
              <text:p text:style-name="P5"><text:span text:style-name="T5"/></text:p>
              <text:p text:style-name="P5"><text:span text:style-name="T5">allow room for other people to step in</text:span></text:p>
              <text:p text:style-name="P5"><text:span text:style-name="T5"/></text:p>
              <text:p text:style-name="P5"><text:span text:style-name="T5">no negative void</text:span></text:p>
              <text:p text:style-name="P5"><text:span text:style-name="T5"/></text:p>
              <text:p text:style-name="P5"><text:span text:style-name="T5">before burnout</text:span></text:p>
            </draw:text-box>
          </draw:frame>
          <draw:frame draw:name="Shape 73" presentation:style-name="pr42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Standard_20_slide">
        <office:forms form:automatic-focus="false" form:apply-design-mode="false"/>
        <draw:frame draw:name="Shape 68" presentation:style-name="pr4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be a steward, </text:span><text:span text:style-name="T8">not a lord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20" presentation:class="page"/>
          <draw:frame draw:name="Shape 72" presentation:style-name="pr43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not „for live“</text:span></text:p>
              <text:p text:style-name="P5"><text:span text:style-name="T5"/></text:p>
              <text:p text:style-name="P5"><text:span text:style-name="T5">still power and influence</text:span></text:p>
              <text:p text:style-name="P5"><text:span text:style-name="T5"/></text:p>
              <text:p text:style-name="P5"><text:span text:style-name="T5">but dicators just don't work</text:span></text:p>
            </draw:text-box>
          </draw:frame>
          <draw:frame draw:name="Shape 73" presentation:style-name="pr44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Standard_20_slide">
        <office:forms form:automatic-focus="false" form:apply-design-mode="false"/>
        <draw:frame draw:name="Shape 68" presentation:style-name="pr4" draw:text-style-name="P6" draw:layer="layout" svg:width="22.859cm" svg:height="2.587cm" svg:x="1.2cm" svg:y="1.8cm" presentation:class="title" presentation:user-transformed="true">
          <draw:text-box>
            <text:p text:style-name="P13"><text:span text:style-name="T3">be a steward, not </text:span><text:span text:style-name="T3">a lord</text:span><text:span text:style-name="T3"><text:line-break/></text:span><text:span text:style-name="T3"><text:line-break/></text:span><text:span text:style-name="T8">questions?</text:span><text:span text:style-name="T3"><text:line-break/></text:span><text:span text:style-name="T3"><text:line-break/></text:span><text:span text:style-name="T3">@danvet</text:span></text:p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21" presentation:class="page"/>
          <draw:frame draw:name="Shape 72" presentation:style-name="pr45" draw:text-style-name="P9" draw:layer="layout" svg:width="15.577cm" svg:height="11.544cm" svg:x="1.947cm" svg:y="12.186cm" presentation:class="notes" presentation:placeholder="true" presentation:user-transformed="true">
            <draw:text-box/>
          </draw:frame>
          <draw:frame draw:name="Shape 73" presentation:style-name="pr46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10 Pitch" svg:font-family="'Courier 10 Pitch'"/>
    <style:font-face style:name="Arial3" svg:font-family="Arial" style:font-family-generic="swiss"/>
    <style:font-face style:name="Liberation Sans2" svg:font-family="'Liberation Sans'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DemiLight" svg:font-family="'Noto Sans CJK JP DemiLight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4c4c4c" draw:end-color="#262626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DemiLight" style:font-family-asian="'Noto Sans CJK JP DemiLight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over_20_title-background" style:display-name="Cover title-background" style:family="presentation">
      <style:graphic-properties draw:stroke="none" draw:fill="solid" draw:fill-color="#ffffff"/>
      <style:text-properties style:letter-kerning="true"/>
    </style:style>
    <style:style style:name="Cover_20_title-backgroundobjects" style:display-name="Cover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-notes" style:display-name="Cover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-outline1" style:display-name="Cover title-outline1" style:family="presentation">
      <style:graphic-properties draw:stroke="none" draw:fill="none" draw:auto-grow-height="false" draw:fit-to-size="shrink-to-fit">
        <text:list-style style:name="Cover_20_title-outline1" style:display-name="Cover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-outline2" style:display-name="Cover title-outline2" style:family="presentation" style:parent-style-name="Cover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3" style:display-name="Cover title-outline3" style:family="presentation" style:parent-style-name="Cover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4" style:display-name="Cover title-outline4" style:family="presentation" style:parent-style-name="Cover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5" style:display-name="Cover title-outline5" style:family="presentation" style:parent-style-name="Cover_20_title-outline4">
      <style:paragraph-properties fo:margin-top="0.1cm" fo:margin-bottom="0cm"/>
      <style:text-properties fo:font-size="20pt" style:font-size-asian="20pt" style:font-size-complex="20pt"/>
    </style:style>
    <style:style style:name="Cover_20_title-outline6" style:display-name="Cover title-outline6" style:family="presentation" style:parent-style-name="Cover_20_title-outline5">
      <style:paragraph-properties fo:margin-top="0.1cm" fo:margin-bottom="0cm"/>
      <style:text-properties fo:font-size="20pt" style:font-size-asian="20pt" style:font-size-complex="20pt"/>
    </style:style>
    <style:style style:name="Cover_20_title-outline7" style:display-name="Cover title-outline7" style:family="presentation" style:parent-style-name="Cover_20_title-outline6">
      <style:paragraph-properties fo:margin-top="0.1cm" fo:margin-bottom="0cm"/>
      <style:text-properties fo:font-size="20pt" style:font-size-asian="20pt" style:font-size-complex="20pt"/>
    </style:style>
    <style:style style:name="Cover_20_title-outline8" style:display-name="Cover title-outline8" style:family="presentation" style:parent-style-name="Cover_20_title-outline7">
      <style:paragraph-properties fo:margin-top="0.1cm" fo:margin-bottom="0cm"/>
      <style:text-properties fo:font-size="20pt" style:font-size-asian="20pt" style:font-size-complex="20pt"/>
    </style:style>
    <style:style style:name="Cover_20_title-outline9" style:display-name="Cover title-outline9" style:family="presentation" style:parent-style-name="Cover_20_title-outline8">
      <style:paragraph-properties fo:margin-top="0.1cm" fo:margin-bottom="0cm"/>
      <style:text-properties fo:font-size="20pt" style:font-size-asian="20pt" style:font-size-complex="20pt"/>
    </style:style>
    <style:style style:name="Cover_20_title-subtitle" style:display-name="Cover title-subtitle" style:family="presentation">
      <style:graphic-properties draw:stroke="none" draw:fill="none" draw:textarea-vertical-align="middle">
        <text:list-style style:name="Cover_20_title-subtitle" style:display-name="Cover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-title" style:display-name="Cover title-title" style:family="presentation">
      <style:graphic-properties draw:stroke="none" draw:fill="none" draw:textarea-vertical-align="middle">
        <text:list-style style:name="Cover_20_title-title" style:display-name="Cover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background" style:display-name="Standard slide-background" style:family="presentation">
      <style:graphic-properties draw:stroke="none" draw:fill="solid" draw:fill-color="#ffffff"/>
      <style:text-properties style:letter-kerning="true"/>
    </style:style>
    <style:style style:name="Standard_20_slide-backgroundobjects" style:display-name="Standar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-notes" style:display-name="Standar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slide-outline1" style:display-name="Standard slide-outline1" style:family="presentation">
      <style:graphic-properties draw:stroke="none" draw:fill="none" draw:auto-grow-height="false" draw:fit-to-size="shrink-to-fit">
        <text:list-style style:name="Standard_20_slide-outline1" style:display-name="Standar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outline2" style:display-name="Standard slide-outline2" style:family="presentation" style:parent-style-name="Standard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3" style:display-name="Standard slide-outline3" style:family="presentation" style:parent-style-name="Standard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4" style:display-name="Standard slide-outline4" style:family="presentation" style:parent-style-name="Standard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5" style:display-name="Standard slide-outline5" style:family="presentation" style:parent-style-name="Standard_20_slide-outline4">
      <style:paragraph-properties fo:margin-top="0.1cm" fo:margin-bottom="0cm"/>
      <style:text-properties fo:font-size="20pt" style:font-size-asian="20pt" style:font-size-complex="20pt"/>
    </style:style>
    <style:style style:name="Standard_20_slide-outline6" style:display-name="Standard slide-outline6" style:family="presentation" style:parent-style-name="Standard_20_slide-outline5">
      <style:paragraph-properties fo:margin-top="0.1cm" fo:margin-bottom="0cm"/>
      <style:text-properties fo:font-size="20pt" style:font-size-asian="20pt" style:font-size-complex="20pt"/>
    </style:style>
    <style:style style:name="Standard_20_slide-outline7" style:display-name="Standard slide-outline7" style:family="presentation" style:parent-style-name="Standard_20_slide-outline6">
      <style:paragraph-properties fo:margin-top="0.1cm" fo:margin-bottom="0cm"/>
      <style:text-properties fo:font-size="20pt" style:font-size-asian="20pt" style:font-size-complex="20pt"/>
    </style:style>
    <style:style style:name="Standard_20_slide-outline8" style:display-name="Standard slide-outline8" style:family="presentation" style:parent-style-name="Standard_20_slide-outline7">
      <style:paragraph-properties fo:margin-top="0.1cm" fo:margin-bottom="0cm"/>
      <style:text-properties fo:font-size="20pt" style:font-size-asian="20pt" style:font-size-complex="20pt"/>
    </style:style>
    <style:style style:name="Standard_20_slide-outline9" style:display-name="Standard slide-outline9" style:family="presentation" style:parent-style-name="Standard_20_slide-outline8">
      <style:paragraph-properties fo:margin-top="0.1cm" fo:margin-bottom="0cm"/>
      <style:text-properties fo:font-size="20pt" style:font-size-asian="20pt" style:font-size-complex="20pt"/>
    </style:style>
    <style:style style:name="Standard_20_slide-subtitle" style:display-name="Standard slide-subtitle" style:family="presentation">
      <style:graphic-properties draw:stroke="none" draw:fill="none" draw:textarea-vertical-align="middle">
        <text:list-style style:name="Standard_20_slide-subtitle" style:display-name="Standar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-title" style:display-name="Standard slide-title" style:family="presentation">
      <style:graphic-properties draw:stroke="none" draw:fill="none" draw:textarea-vertical-align="middle">
        <text:list-style style:name="Standard_20_slide-title" style:display-name="Standar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473cm" fo:page-height="25.6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55cm, 17.002cm, 7.498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427cm, 0cm, 20.086cm)" draw:image-opacity="100%" style:mirror="none"/>
    </style:style>
    <style:style style:name="M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Cover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Standard_20_slide-backgroundobjects">
      <style:graphic-properties draw:stroke="none" draw:fill="none" draw:fill-color="#ffffff" draw:auto-grow-height="false" fo:min-height="1.282cm"/>
    </style:style>
    <style:style style:name="Mpr6" style:family="presentation" style:parent-style-name="Standard_20_slide-backgroundobjects">
      <style:graphic-properties draw:stroke="none" draw:fill="none" draw:fill-color="#ffffff" draw:textarea-vertical-align="bottom" draw:auto-grow-height="false" fo:min-height="1.28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262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title" style:display-name="Cover title" style:page-layout-name="PM1" draw:style-name="Mdp1">
      <office:forms form:automatic-focus="false" form:apply-design-mode="false"/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573BB15B437AE5A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83FD351E7822DF2B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0C99CF125D10C26.png" xlink:type="simple" xlink:show="embed" xlink:actuate="onLoad">
          <text:p/>
        </draw:image>
      </draw:frame>
      <draw:custom-shape draw:name="Shape 18" draw:style-name="Mgr3" draw:text-style-name="MP5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" draw:style-name="Mgr7" draw:text-style-name="MP6" draw:layer="backgroundobjects" svg:width="29.231cm" svg:height="11.346cm" draw:transform="rotate (-0.351683844276857) translate (0.378cm 0cm)">
        <draw:image xlink:href="Pictures/10000201000009C40000021E8FBD2DC00536B1D1.png" xlink:type="simple" xlink:show="embed" xlink:actuate="onLoad">
          <text:p/>
        </draw:image>
      </draw:frame>
      <draw:frame draw:name="Shape 20" draw:style-name="Mgr6" draw:text-style-name="MP6" draw:layer="backgroundobjects" svg:width="3.342cm" svg:height="1.374cm" svg:x="2.059cm" svg:y="12.811cm">
        <draw:image xlink:href="Pictures/1000020100000450000001C640C99CF125D10C26.png" xlink:type="simple" xlink:show="embed" xlink:actuate="onLoad">
          <text:p/>
        </draw:image>
      </draw:frame>
      <draw:frame draw:name="Shape 21" draw:style-name="Mgr6" draw:text-style-name="MP6" draw:layer="backgroundobjects" svg:width="1.003cm" svg:height="0.913cm" svg:x="0.47cm" svg:y="13.005cm">
        <draw:image xlink:href="Pictures/10000201000000640000005B83FD351E7822DF2B.png" xlink:type="simple" xlink:show="embed" xlink:actuate="onLoad">
          <text:p/>
        </draw:image>
      </draw:frame>
      <draw:frame draw:name="Shape 22" presentation:style-name="Mpr1" draw:text-style-name="MP8" draw:layer="backgroundobjects" svg:width="22.863cm" svg:height="4.148cm" svg:x="1.319cm" svg:y="1.855cm" presentation:class="title" presentation:user-transformed="true">
        <draw:text-box>
          <text:p/>
        </draw:text-box>
      </draw:frame>
      <draw:frame draw:name="Shape 23" presentation:style-name="Cover_20_title-outline1" draw:layer="backgroundobjects" svg:width="16.46cm" svg:height="1.11cm" svg:x="7.721cm" svg:y="6.004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Cover_20_title-title" draw:layer="backgroundobjects" svg:width="14.848cm" svg:height="11.136cm" svg:x="3.075cm" svg:y="2.257cm" presentation:class="page"/>
        <draw:frame presentation:style-name="Cover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" style:display-name="Standard slide" style:page-layout-name="PM1" draw:style-name="Mdp1">
      <office:forms form:automatic-focus="false" form:apply-design-mode="false"/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">
          <text:p/>
        </draw:image>
      </draw:frame>
      <draw:frame draw:name="Shape 25" presentation:style-name="Mpr4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-outline1" draw:layer="backgroundobjects" svg:width="22.859cm" svg:height="8.801cm" svg:x="1.27cm" svg:y="3.563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Standard_20_slide-title" draw:layer="backgroundobjects" svg:width="17.102cm" svg:height="9.62cm" svg:x="1.185cm" svg:y="1.949cm" presentation:class="page"/>
        <draw:frame presentation:style-name="Standard_20_slide-notes" draw:layer="backgroundobjects" svg:width="15.577cm" svg:height="11.544cm" svg:x="1.947cm" svg:y="12.186cm" presentation:class="notes" presentation:placeholder="true">
          <draw:text-box/>
        </draw:frame>
        <draw:frame presentation:style-name="Mpr5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dc:date>2017-01-18T10:55:03.710369327</dc:date>
    <meta:editing-duration>PT10H15M51S</meta:editing-duration>
    <meta:editing-cycles>25</meta:editing-cycles>
    <meta:document-statistic meta:object-count="129"/>
  </office:meta>
</office:document-meta>
</file>